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0652"/>
    </style:style>
    <style:style style:name="P2" style:family="paragraph" style:parent-style-name="Text_20_body">
      <style:text-properties officeooo:rsid="001f9b2b" officeooo:paragraph-rsid="001f9b2b"/>
    </style:style>
    <style:style style:name="P3" style:family="paragraph" style:parent-style-name="Text_20_body">
      <style:text-properties officeooo:paragraph-rsid="0020d586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Heading_20_2">
      <style:text-properties officeooo:rsid="001e0652" officeooo:paragraph-rsid="001e0652"/>
    </style:style>
    <style:style style:name="P6" style:family="paragraph" style:parent-style-name="Heading_20_2">
      <style:text-properties officeooo:rsid="0020d586" officeooo:paragraph-rsid="0020d5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matplotlib</text:h>
      <text:p text:style-name="P1">from matplotlib import pyplot as plt</text:p>
      <text:p text:style-name="Text_20_body"/>
      <text:p text:style-name="P4">plt.plot([1, 2, 3], [4, 3, 5], label='First line')</text:p>
      <text:p text:style-name="P4">plt.legend()</text:p>
      <text:p text:style-name="P4">plt.title('The title')</text:p>
      <text:p text:style-name="P4">plt.xlabel('The ylabel')</text:p>
      <text:p text:style-name="P4">plt.ylabel('The ylabel')</text:p>
      <text:p text:style-name="P4">plt.show()</text:p>
      <text:p text:style-name="P1"/>
      <text:p text:style-name="P1"/>
      <text:p text:style-name="P2">===============================</text:p>
      <text:p text:style-name="P1">from matplotlib import pyplot as plt</text:p>
      <text:p text:style-name="Text_20_body"/>
      <text:p text:style-name="P4">figure = plt.figure()</text:p>
      <text:p text:style-name="P4">axes = figure.add_subplot(111)</text:p>
      <text:p text:style-name="Text_20_body"/>
      <text:p text:style-name="P4">axes.plot([1, 2, 3], [4, 3, 5], 'g-', label='First line',</text:p>
      <text:p text:style-name="P4">linewidth=5)</text:p>
      <text:p text:style-name="P4">axes.legend()</text:p>
      <text:p text:style-name="P4">axes.set_title('The title')</text:p>
      <text:p text:style-name="P4">axes.set_xlabel('The xlabel')</text:p>
      <text:p text:style-name="P4">axes.set_ylabel('The ylabel')</text:p>
      <text:p text:style-name="Text_20_body"/>
      <text:p text:style-name="P4">plt.show()</text:p>
      <text:p text:style-name="P1"/>
      <text:h text:style-name="P6" text:outline-level="2">scipy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neth Nielsen</meta:initial-creator>
    <meta:creation-date>2015-06-24T11:27:02.946223722</meta:creation-date>
    <meta:generator>LibreOffice/4.2.8.2$Linux_X86_64 LibreOffice_project/420m0$Build-2</meta:generator>
    <dc:date>2015-06-24T11:45:17.409767346</dc:date>
    <dc:creator>Kenneth Nielsen</dc:creator>
    <meta:editing-duration>PT16M55S</meta:editing-duration>
    <meta:editing-cycles>4</meta:editing-cycles>
    <meta:document-statistic meta:table-count="0" meta:image-count="0" meta:object-count="0" meta:page-count="1" meta:paragraph-count="20" meta:word-count="55" meta:character-count="488" meta:non-whitespace-character-count="453"/>
  </office:meta>
</office:document-meta>
</file>